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lapec-6let maloval- pak ho lidé odradili</text:p>
      <text:p text:style-name="Standard">polámal se mu motor letadla</text:p>
      <text:p text:style-name="Standard">ocitl se v pustoprázdnu</text:p>
      <text:p text:style-name="Standard">přes noc zůstal a probduil ho až hlásek človíčka(prince)</text:p>
      <text:p text:style-name="Standard">ten princ po něm žádal, aby mu nakreslil obrázek beránka- což mu trvalo dlouho</text:p>
      <text:p text:style-name="Standard">Dozvěděl, se že princ pochází z jiné planetky tak malé jako sotvadům</text:p>
      <text:p text:style-name="Standard">dozvídal se oprinci spoustu věcí</text:p>
      <text:p text:style-name="Standard">řeší situaci keřů-baobabů</text:p>
      <text:p text:style-name="Standard">dozvídá se o oblíbenosti západu slunce</text:p>
      <text:p text:style-name="Standard">otázka-jwstli beránek spásá květiny</text:p>
      <text:p text:style-name="Standard">jednou mu na jeho planetě rostla krásná květina ale říkal, že se květiny nesmějíposlouchat</text:p>
      <text:p text:style-name="Standard">popisuje co vše usel udělat než opustil svou planetu a jak se loučil se svou kvetinou</text:p>
      <text:p text:style-name="Standard">malý princ se vydal na asteroid 325 kde potkal krále- ten mu vysvětlil, že je správné žádat od každého co můe dát</text:p>
      <text:p text:style-name="Standard">odcestoval na druhou planetku- kde žil domýšlivec který chtěl slyšet poze chválu</text:p>
      <text:p text:style-name="Standard">cestoval dále na planetu, kde žil pijan- pil aby zapomněl že pie protože se stydí že pije</text:p>
      <text:p text:style-name="Standard">na další planeě potkal pána kterého nazval byznysmanem- tvrdil, že je bohatý protože mu aptří hvězdy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ína Cifrová</meta:initial-creator>
    <meta:creation-date>2018-01-30T17:49:43.59</meta:creation-date>
    <meta:document-statistic meta:table-count="0" meta:image-count="0" meta:object-count="0" meta:page-count="1" meta:paragraph-count="16" meta:word-count="165" meta:character-count="981"/>
    <dc:date>2018-02-04T21:42:42.66</dc:date>
    <dc:creator>Karolína Cifrová</dc:creator>
    <meta:editing-duration>P5DT1H6M36S</meta:editing-duration>
    <meta:editing-cycles>1</meta:editing-cycles>
    <meta:generator>OpenOffice/4.1.3$Win32 OpenOffice.org_project/413m1$Build-9783</meta:generator>
  </office:meta>
</office:document-meta>
</file>